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4.9083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926cd0" officeooo:paragraph-rsid="00926cd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95b7d5" officeooo:paragraph-rsid="0096fdb2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96fdb2" officeooo:paragraph-rsid="0096fdb2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a18c6b" officeooo:paragraph-rsid="00a18c6b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9a7a11" officeooo:paragraph-rsid="009a7a11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a3534e" officeooo:paragraph-rsid="00a3534e" style:font-size-asian="10pt" style:font-size-complex="10pt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3d1a7" officeooo:paragraph-rsid="0093d1a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926cd0" officeooo:paragraph-rsid="00926cd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93d1a7" officeooo:paragraph-rsid="00886fb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1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22" style:family="paragraph" style:parent-style-name="Standard">
      <style:paragraph-properties fo:line-height="100%"/>
      <style:text-properties officeooo:rsid="0030f4a0" officeooo:paragraph-rsid="0030f4a0"/>
    </style:style>
    <style:style style:name="P2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940edd" officeooo:paragraph-rsid="0098bd2b"/>
    </style:style>
    <style:style style:name="P25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40edd" officeooo:paragraph-rsid="00940edd" style:font-size-asian="10pt" style:font-weight-asian="normal" style:font-size-complex="10pt" style:font-weight-complex="normal"/>
    </style:style>
    <style:style style:name="P26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40edd" officeooo:paragraph-rsid="0098bd2b" style:font-size-asian="10pt" style:font-weight-asian="normal" style:font-size-complex="10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40edd" officeooo:paragraph-rsid="00940ed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f710c" officeooo:paragraph-rsid="009f710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a7a11" officeooo:paragraph-rsid="009a7a1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26cd0" style:font-size-asian="10pt" style:font-size-complex="10pt"/>
    </style:style>
    <style:style style:name="T4" style:family="text">
      <style:text-properties fo:font-size="10pt" officeooo:rsid="009a7a11" style:font-size-asian="10pt" style:font-size-complex="10pt"/>
    </style:style>
    <style:style style:name="T5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98bd2b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a65b0c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a6c584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a888e1" style:font-size-asian="10pt" style:font-weight-asian="normal" style:font-size-complex="10pt" style:font-weight-complex="normal"/>
    </style:style>
    <style:style style:name="T10" style:family="text">
      <style:text-properties officeooo:rsid="0029ce57"/>
    </style:style>
    <style:style style:name="T11" style:family="text">
      <style:text-properties officeooo:rsid="0063c26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3d1a7" style:font-weight-asian="bold" style:font-weight-complex="bold"/>
    </style:style>
    <style:style style:name="T14" style:family="text">
      <style:text-properties fo:font-weight="bold" officeooo:rsid="009f710c" style:font-weight-asian="bold" style:font-weight-complex="bold"/>
    </style:style>
    <style:style style:name="T15" style:family="text">
      <style:text-properties officeooo:rsid="0093d1a7"/>
    </style:style>
    <style:style style:name="T16" style:family="text">
      <style:text-properties officeooo:rsid="00940edd"/>
    </style:style>
    <style:style style:name="T17" style:family="text">
      <style:text-properties officeooo:rsid="0095b7d5"/>
    </style:style>
    <style:style style:name="T18" style:family="text">
      <style:text-properties officeooo:rsid="0096fdb2"/>
    </style:style>
    <style:style style:name="T19" style:family="text">
      <style:text-properties officeooo:rsid="009a7a11"/>
    </style:style>
    <style:style style:name="T20" style:family="text">
      <style:text-properties officeooo:rsid="009ae1c2"/>
    </style:style>
    <style:style style:name="T21" style:family="text">
      <style:text-properties officeooo:rsid="009ca369"/>
    </style:style>
    <style:style style:name="T22" style:family="text">
      <style:text-properties officeooo:rsid="009f710c"/>
    </style:style>
    <style:style style:name="T23" style:family="text">
      <style:text-properties officeooo:rsid="00a3534e"/>
    </style:style>
    <style:style style:name="T24" style:family="text">
      <style:text-properties officeooo:rsid="00a4aec3"/>
    </style:style>
    <style:style style:name="T25" style:family="text">
      <style:text-properties officeooo:rsid="00a65b0c"/>
    </style:style>
    <style:style style:name="T26" style:family="text">
      <style:text-properties officeooo:rsid="00a6c584"/>
    </style:style>
    <style:style style:name="T27" style:family="text">
      <style:text-properties officeooo:rsid="00a888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B1" office:value-type="string">
            <text:p text:style-name="P22"><text:span text:style-name="T2">Ex1_</text:span><text:span text:style-name="T3">Adv1</text:span><text:span text:style-name="T1"> </text:span><text:span text:style-name="T4">PYTHON </text:span><text:span text:style-name="T3">REVERSE ENGINEERING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0">Challenge</text:span> </text:p>
          </table:table-cell>
          <table:table-cell table:style-name="Table1.B2" office:value-type="string">
            <text:p text:style-name="P3">Decompile a given Python script (.pyc) and alter it as explained in the instructions below. <text:s/></text:p>
          </table:table-cell>
        </table:table-row>
        <table:table-row table:style-name="Table1.1">
          <table:table-cell table:style-name="Table1.A3" office:value-type="string">
            <text:p text:style-name="P20">Prereqs</text:p>
          </table:table-cell>
          <table:table-cell table:style-name="Table1.B4" office:value-type="string">
            <text:p text:style-name="P3">40 lb brain, Patience, Persistence</text:p>
          </table:table-cell>
        </table:table-row>
        <table:table-row table:style-name="Table1.1">
          <table:table-cell table:style-name="Table1.A3" office:value-type="string">
            <text:p text:style-name="P20">Narrative</text:p>
          </table:table-cell>
          <table:table-cell table:style-name="Table1.B4" office:value-type="string">
            <text:p text:style-name="P3">Solving advanced challenges in this course earn a flag. <text:s/>But they’re not <text:span text:style-name="T19">regular</text:span> flags. <text:s/>When you submit th<text:span text:style-name="T19">ese</text:span> flag<text:span text:style-name="T19">s</text:span> to the flag server, you’re awarded <text:span text:style-name="T21">either 9 or </text:span>1<text:span text:style-name="T17">5</text:span> points (vs 3 points for a normal flag). </text:p>
            <text:p text:style-name="P3"/>
            <text:p text:style-name="P4">When designing this course I was faced with a simple problem. <text:s/>If I provide students with a compiled Python script <text:span text:style-name="T18">(.pyc) </text:span>that check<text:span text:style-name="T18">s</text:span> something and renders a flag, they can simply decompile <text:span text:style-name="T18">my .pyc file</text:span> (simple task) and view <text:span text:style-name="T21">the</text:span> source code. <text:s/>From there they can produce the flag without <text:span text:style-name="T18">doing the actual exercise. <text:s/>I verified online that there’s no effective way to obfuscate my code. <text:s/>Bottom line: If you have my compiled .pyc file, you also have access to my source code.</text:span></text:p>
            <text:p text:style-name="P4"/>
            <text:p text:style-name="P5">I think I found an effective solution. <text:s/><text:span text:style-name="T21">This</text:span> challenge is to hack my solution. <text:s text:c="2"/></text:p>
            <text:p text:style-name="P3"/>
            <text:p text:style-name="P3">There are no hints for <text:span text:style-name="T19">advanced</text:span> challenges. <text:s/></text:p>
          </table:table-cell>
        </table:table-row>
        <table:table-row table:style-name="Table1.5">
          <table:table-cell table:style-name="Table1.A1" office:value-type="string">
            <text:p text:style-name="P19">Instructions</text:p>
          </table:table-cell>
          <table:table-cell table:style-name="Table1.B5" office:value-type="string">
            <text:p text:style-name="P13">Hack My Script</text:p>
            <text:p text:style-name="P23"/>
            <text:p text:style-name="P10"><text:span text:style-name="T11">(</text:span>1<text:span text:style-name="T11">)</text:span> – <text:span text:style-name="T15">In the class repository you will see a folder name ‘Ex1_Adv’. <text:s/>It contains a compiled script named:</text:span> <text:span text:style-name="T13">hackme.pyc. <text:s/></text:span><text:span text:style-name="T14">I</text:span><text:span text:style-name="T22">t’s a simplified version of the scripts you ran on day one that checked your environment (virtualenv, IDLE, etc.) and returned a flag. <text:s/>We took out all the checks and left only the hash generating code. <text:s/>Note* The output is not a flag that you can submit to the CTF server. <text:s/>Once you solve this challenge, the instructor will give you the actual flag that you submit for credit.</text:span></text:p>
            <text:p text:style-name="P14"/>
            <text:p text:style-name="P11">When you provide the script a random <text:span text:style-name="T25">string</text:span> using the -n option like this:</text:p>
            <text:p text:style-name="P11"><text:s text:c="6"/><text:span text:style-name="T12">$ python hackme.pyc -n 123456</text:span></text:p>
            <text:p text:style-name="P11">It produces a <text:span text:style-name="T20">flag </text:span>similar to this:</text:p>
            <text:p text:style-name="P11"><text:s text:c="6"/><text:span text:style-name="T12">$ Jason-1ce95a30947b112a82be1d0178215df9994b4835</text:span> <text:s text:c="3"/>(Example only, not exact)</text:p>
            <text:p text:style-name="P11">When you change the input <text:span text:style-name="T25">string</text:span>, the <text:span text:style-name="T20">flag</text:span> following my name changes.</text:p>
            <text:p text:style-name="P12"/>
            <text:p text:style-name="P9"><text:span text:style-name="T11">(2)</text:span> – <text:span text:style-name="T16">You need to decompile the .pyc byte code back into source code. <text:s/>Then change the script so that it prints your first name, instead of mine. <text:s/>When you’re done the script must produce an output that:</text:span></text:p>
            <text:list xml:id="list5002442754914427986" text:style-name="L1">
              <text:list-item>
                <text:p text:style-name="P25">Starts with your first name instead of mine</text:p>
              </text:list-item>
            </text:list>
            <text:list xml:id="list2452429971284826954" text:style-name="L2">
              <text:list-item>
                <text:p text:style-name="P26">Follows the dash with the same random sequence when provided with the same input as the original script.</text:p>
              </text:list-item>
            </text:list>
            <text:p text:style-name="P24"><text:span text:style-name="T6">In </text:span><text:span text:style-name="T5">other words, when provided with the same input </text:span><text:span text:style-name="T7">string</text:span><text:span text:style-name="T5">, </text:span><text:span text:style-name="T7">the hash produced by your script should be the same as mine </text:span><text:span text:style-name="T9">and be </text:span><text:span text:style-name="T7">appended </text:span><text:span text:style-name="T8">to</text:span><text:span text:style-name="T7"> your name.</text:span><text:span text:style-name="T5"> </text:span></text:p>
            <text:p text:style-name="P15"/>
            <text:p text:style-name="P16">(3) – <text:span text:style-name="T16">In theory this is simple. <text:s/>There are several free tools you can download to turn the .pyc code back into source code. <text:s/>Once you’ve done that, simply find where I typed “Jason” and replace it with your name. <text:s/>Recompile (or keep it a .py file) and presto.</text:span></text:p>
            <text:list xml:id="list4482216672850941254" text:style-name="L3">
              <text:list-item>
                <text:p text:style-name="P27">I didn’t use any tools to obfuscate my code.</text:p>
              </text:list-item>
              <text:list-item>
                <text:p text:style-name="P27">I didn’t do anything crazy like spell my name using bit manipulation. <text:s/>You can plainly see where I typed “Jason”.</text:p>
              </text:list-item>
              <text:list-item>
                <text:p text:style-name="P28">I didn’t add any confusing code or crazy logic loops. <text:s/></text:p>
              </text:list-item>
              <text:list-item>
                <text:p text:style-name="P29">If <text:span text:style-name="T22">it was as easy as it sounds</text:span>, it wouldn’t be an advanced challenge <text:s text:c="2"/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7">Setup</text:p>
          </table:table-cell>
          <table:table-cell table:style-name="Table1.B6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21">Tags</text:p>
          </table:table-cell>
          <table:table-cell table:style-name="Table1.B7" office:value-type="string">
            <text:p text:style-name="P1"/>
          </table:table-cell>
        </table:table-row>
        <text:soft-page-break/>
        <table:table-row table:style-name="Table1.1">
          <table:table-cell table:style-name="Table1.A3" office:value-type="string">
            <text:p text:style-name="P21">Flag</text:p>
          </table:table-cell>
          <table:table-cell table:style-name="Table1.B8" office:value-type="string">
            <text:p text:style-name="P6">607e0412fec4942d5818d2104a093440698576c5 <text:s text:c="8"/>(hacked)</text:p>
          </table:table-cell>
        </table:table-row>
        <table:table-row table:style-name="Table1.1">
          <table:table-cell table:style-name="Table1.A3" office:value-type="string">
            <text:p text:style-name="P21">Solution</text:p>
          </table:table-cell>
          <table:table-cell table:style-name="Table1.B9" office:value-type="string">
            <text:p text:style-name="P7">I <text:span text:style-name="T23">believe this can’t be done. <text:s/>Either a student will prove me wrong or come back and explain why it can’t be done. <text:s/>Either way, they will get credit.</text:span></text:p>
            <text:p text:style-name="P7"/>
            <text:p text:style-name="P8">The script scans and hashes it’s own byte code from memory when it runs. <text:s/>It uses that as a starting seed. <text:s/>If the byte code changes, this initial seed will change. <text:s/>You don’t even have to change the script <text:span text:style-name="T24">to </text:span>alter <text:span text:style-name="T24">the </text:span>seed….for example, if I open the original .py file and re-save it (without changing anything) it changes the .pyc hash. <text:s/>This makes the .pyc very tamper resistant. <text:s/>It (seems) make<text:span text:style-name="T24">s</text:span> it impossible to figure out the flag by reverse engineering the code.</text:p>
            <text:p text:style-name="P8"/>
            <text:p text:style-name="P8">This is the technique used for <text:span text:style-name="T26">the few</text:span> client side scripts that generate flags. <text:s/>Most scripts pull flags from the flag server <text:span text:style-name="T27">which is much safer. 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5</meta:editing-cycles>
    <meta:creation-date>2016-06-29T12:46:00</meta:creation-date>
    <dc:date>2016-09-26T13:30:04.910600262</dc:date>
    <meta:editing-duration>PT13H28M55S</meta:editing-duration>
    <meta:generator>LibreOffice/5.1.5.2$Linux_X86_64 LibreOffice_project/10$Build-2</meta:generator>
    <meta:document-statistic meta:table-count="1" meta:image-count="0" meta:object-count="0" meta:page-count="2" meta:paragraph-count="37" meta:word-count="649" meta:character-count="3716" meta:non-whitespace-character-count="304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